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JAWAHIR</text:p>
      <text:p text:style-name="Standard">Gems</text:p>
      <text:p text:style-name="Standard">Part 4</text:p>
      <text:p text:style-name="Standard"/>
      <text:p text:style-name="Standard">Shar d Ruh</text:p>
      <text:p text:style-name="Standard">1 Say that we live together in harmony, and God is our true witness. He helps us in all misunderstandings. He is self-sufficient and all-merciful.</text:p>
      <text:p text:style-name="Standard"/>
      <text:p text:style-name="Standard">2 The Lord commanded the establishment of the Supreme Spiritual Council - Shar d Ruh - to unite heaven and earth in the Kingdom of His Unity.</text:p>
      <text:p text:style-name="Standard"/>
      <text:p text:style-name="Standard">3 Moreover, beautify and purify your souls, for salvation is in deeds and not in faith or lack thereof. Truly, purification from bad habits brings precious fruits, blessed by the Lord of all Worlds. Every human soul can purify itself from bad habits and addictions and beautify itself with righteous deeds.</text:p>
      <text:p text:style-name="Standard"/>
      <text:p text:style-name="Standard">4 Be vigilant and strive to avoid evil, for this is the condition for attaining happiness and the grace of the Most High, the All-Merciful.</text:p>
      <text:p text:style-name="Standard"/>
      <text:p text:style-name="Standard">5 Let us not give in to anger and desire; let reason rule our lives and let us control our inappropriate behaviors.</text:p>
      <text:p text:style-name="Standard"/>
      <text:p text:style-name="Standard">6 The means to inner purity lies in vigilance, in focusing the mind on knowing God's worlds and God Himself. We have the ability to reason, given to us by the Almighty, the Immaculate One. It is a sweet fragrance to Him and a pleasure to society when we achieve the fullness of love and unite ourselves in prayer to exalt ourselves in friendship with the Most High God.</text:p>
      <text:p text:style-name="Standard"/>
      <text:p text:style-name="Standard">7 Let us be aware that the Lord is always present, He is not a man nor a body, let us trust Him in all our affairs, He is the One who accepts our prayers, All-patient, All-powerful in action.</text:p>
      <text:p text:style-name="Standard"><text:soft-page-break/></text:p>
      <text:p text:style-name="Standard">8 Neglecting children and wives is a fault. The opposite of all neglect is vigilance to avoid all neglect and to remember the family, uniting ourselves with bonds of love.</text:p>
      <text:p text:style-name="Standard"/>
      <text:p text:style-name="Standard">9 For husbands should care for their wives with respect, and wives should listen to their husbands in what is good and right. May both be united in faithfulness and cooperation.</text:p>
      <text:p text:style-name="Standard"/>
      <text:p text:style-name="Standard">10 Keep in mind to be constantly vigilant and achieve balance and moderation in everything, in food, and in marriage, let equality reign.</text:p>
      <text:p text:style-name="Standard"/>
      <text:p text:style-name="Standard">11 And do not bind each other in spiritual bondage, let husband and wife be responsible for themselves, let them consult together.</text:p>
      <text:p text:style-name="Standard"/>
      <text:p text:style-name="Standard">12 Restraining anger towards your neighbor requires attention; try to reconcile with your quarreling neighbor and repay compassion with compassion.</text:p>
      <text:p text:style-name="Standard"/>
      <text:p text:style-name="Standard">13 Let reason prevail over animal nature and evil inclinations; let us also be just and not give in easily to anger and rage; let us know that reason should rule over us, for therein lies human perfection and all blessing.</text:p>
      <text:p text:style-name="Standard"/>
      <text:p text:style-name="Standard">14 Let us not stray from good deeds, for then all good works will fill the earth with the blessings of heaven.</text:p>
      <text:p text:style-name="Standard"/>
      <text:p text:style-name="Standard">15 The Most High has given us reason and wisdom to use them properly, not to fall into extremes or walk the paths of cunning, unless it is to honor the All-Caring, All-Compassionate Lord.</text:p>
      <text:p text:style-name="Standard"/>
      <text:p text:style-name="Standard">16 Greed and the desire for wealth to the point of destroying the poor are also diseases of the soul; avoid them at all costs.</text:p>
      <text:p text:style-name="Standard"/>
      <text:p text:style-name="Standard"/>
      <text:p text:style-name="Standard"><text:soft-page-break/>17 Let our whole life be embellished with all the advice of good people, and the greatest medicine for the soul is when the mirror of the heart reflects its pure and beautiful rays, enriching itself with all righteous principles that benefit all people and the whole society.</text:p>
      <text:p text:style-name="Standard"/>
      <text:p text:style-name="Standard">18 The greatest joy for God is to make your loved ones happy, to pray to the Most Compassionate God, and to reflect noble values; this is the whole beauty of a perfect human being.</text:p>
      <text:p text:style-name="Standard"/>
      <text:p text:style-name="Standard">19 It is good to give everyone their due, for this is justice, and through this ability, the soul shines with perfection like the morning star.</text:p>
      <text:p text:style-name="Standard"/>
      <text:p text:style-name="Standard">20 This divine faith, this path of Light—Nurani—is based on purity of thought, word, and deed, and refers to the heart of purity.</text:p>
      <text:p text:style-name="Standard"/>
      <text:p text:style-name="Standard">21 All believers belong to Shar d Ruh, and every believer in God has several duties towards his fellow believers - forgiving mistakes, showing cordiality and politeness, keeping secrets during persecution, helping to satisfy needs, being friendly, cooperative, and kind.</text:p>
      <text:p text:style-name="Standard"/>
      <text:p text:style-name="Standard">22 It is not good for people to live alone; abandon asceticism and separation from people, be companions to people, and remain in constant friendship with them.</text:p>
      <text:p text:style-name="Standard"/>
      <text:p text:style-name="Standard">23 On the Day of Reconciliation, do not have too much remorse, nor be too sad, but rejoice and be glad that the Lord has forgiven your sins, as long as they are minor.</text:p>
      <text:p text:style-name="Standard"/>
      <text:p text:style-name="Standard">24 Do you not know that every person suffers? Be careful not to use harsh language, but respect your neighbors. Do not humiliate other people, whether you know them or not, but show everyone the respect they deserve.</text:p>
      <text:p text:style-name="Standard"/>
      <text:p text:style-name="Standard">25 Create heaven on earth with your good deeds, bring peace and harmony among yourselves, depart from evil traits, and unite in unity with all that is friendly to you.</text:p>
      <text:p text:style-name="Standard"/>
      <text:p text:style-name="Standard"><text:soft-page-break/>26 Do you not understand that animals also feel? Violence against animals is to be prohibited, as long as they do not harm us and are gentle. Show gentleness to animals that do not threaten you.</text:p>
      <text:p text:style-name="Standard"/>
      <text:p text:style-name="Standard">27 It has been decided by the pen of the Most High to establish the Supreme Spiritual Council - Shar d Ruh.</text:p>
      <text:p text:style-name="Standard"/>
      <text:p text:style-name="Standard">28 We should give all respect to the Mother and Father of the Book, the Holy Scriptures, and base our lives on these two books.</text:p>
      <text:p text:style-name="Standard"/>
      <text:p text:style-name="Standard">29 Remember that only the Nabi is the guide, the leader, and the messenger of the Scriptures.</text:p>
      <text:p text:style-name="Standard"/>
      <text:p text:style-name="Standard">30 In addition, the circle of Elders – Savayya , elected every five years to the Council of 72 by all believers, is important; may it grant peace and unity to its people.</text:p>
      <text:p text:style-name="Standard"/>
      <text:p text:style-name="Standard">31 Also important are the Abdayya d-Qahal who lead prayers, teach and explain the Scriptures, and teach the commandments of the Lord to the people. They should be examples of humility and purity.</text:p>
      <text:p text:style-name="Standard"/>
      <text:p text:style-name="Standard">32 The greatest dignity and blessing from the Lord is in the hands of those who are proclaimers of the Truth - Mevasserin. Their duty is to proclaim the message of the Most High in love, unity, without violence, and in justice.</text:p>
      <text:p text:style-name="Standard"/>
      <text:p text:style-name="Standard">33 Everyone has their duties and rights in the community, and all decisions are made through ittfaq - discussion, not coercion, for everyone has a voice within the Qahal - the assembly. Truly, we are all children of the Most High, and we are all His beloved .</text:p>
      <text:p text:style-name="Standard"/>
      <text:p text:style-name="Standard">34 See also to it that no harm be done to children, wives, and all fellow believers in the community.</text:p>
      <text:p text:style-name="Standard"/>
      <text:p text:style-name="Standard"><text:soft-page-break/>35 In matters of the Holy Scriptures, you shall study the abjad and gematria to find in them the answer and the hidden Truth.</text:p>
      <text:p text:style-name="Standard"/>
      <text:p text:style-name="Standard">36 Do not silence women, but let them speak on an equal footing with men, for the truth is neither half nor a quarter, it is full like the full moon, it does not matter from whose lips it comes, but that it is pure and does not violate the fidelity of the Scriptures .</text:p>
      <text:p text:style-name="Standard"/>
      <text:p text:style-name="Standard"/>
      <text:p text:style-name="Standard">37 It is not gender that counts for God, but love for Him and love for one's neighbor, so all</text:p>
      <text:p text:style-name="Standard"/>
      <text:p text:style-name="Standard">women and men should deliberate, decide, and rule on matters of the Qahal.</text:p>
      <text:p text:style-name="Standard"/>
      <text:p text:style-name="Standard">38 Mutual cordiality, friendship, and balance in Qahal are essential, as is the complete equality of women and men for harmony to be complete. Let every view, position, and belief flow from a place where understanding flourishes .</text:p>
      <text:p text:style-name="Standard"/>
      <text:p text:style-name="Standard">39 It is also commanded in the Point of the Mother of the Book - Nuqtat Umm al Kitab - not to worship any creature, neither angel nor man.</text:p>
      <text:p text:style-name="Standard"/>
      <text:p text:style-name="Standard">40 There is no beginning or end to God, before Him all the nations of the earth will bow down, in worship before Him, God of Hosts, every human tongue will pay homage to Him, saying: Our God is the Most High and All-Compassionate.</text:p>
      <text:p text:style-name="Standard"/>
      <text:p text:style-name="Standard">Amen.</text:p>
      <text:p text:style-name="Standard"/>
      <text:p text:style-name="Standard"/>
      <text:p text:style-name="Standard"/>
      <text:p text:style-name="Standard"/>
      <text:p text:style-name="Standard"/>
      <text:p text:style-name="Standard"><text:soft-page-break/></text:p>
      <text:p text:style-name="Standard">JAWAHIR</text:p>
      <text:p text:style-name="Standard">Gems</text:p>
      <text:p text:style-name="Standard">Part 5</text:p>
      <text:p text:style-name="Standard"/>
      <text:p text:style-name="Standard">1 God testifies that there is no other God but Him, He is incomparable.</text:p>
      <text:p text:style-name="Standard"/>
      <text:p text:style-name="Standard">2 O you who believe, rely on God in all your affairs, and remember Him, the Forgiving One, constantly. Hold fast to faith, complete faith, being completely certain in God and that He is completely sufficient.</text:p>
      <text:p text:style-name="Standard"/>
      <text:p text:style-name="Standard">3 Is it not reasonable to think that achieving complete happiness requires patience and God's help? Truly, the Lord is a help in all experiences.</text:p>
      <text:p text:style-name="Standard"/>
      <text:p text:style-name="Standard">4 Let us adorn our lives with precious pearls; our life is a test, and the birth of pearls is like the path of obedience, that is, the path of habits of obedience.</text:p>
      <text:p text:style-name="Standard"/>
      <text:p text:style-name="Standard">5 In knowing God and embracing His commandments lies constant growth; through the steps of knowing His will and love for His Unity, we will become like stars illuminating the path of those walking in darkness.</text:p>
      <text:p text:style-name="Standard"/>
      <text:p text:style-name="Standard">Neglecting ties with family and God is a flaw, the opposite of establishing connections with loved ones and remaining in God, remembering Him and bearing witness to Him through faith .Trust in the Lord with all your heart, and lean not on your own understanding .</text:p>
      <text:p text:style-name="Standard"/>
      <text:p text:style-name="Standard">Exalt only the One Most Precious Lord, the Loving One, put your trust in Him alone, reject the thought of man, do not trust them - do not make them intermediaries on the path to Unity .</text:p>
      <text:p text:style-name="Standard"/>
      <text:p text:style-name="Standard">9 The Lord is not far away, He is close. Man should unite with Him, feel His arm of support on his shoulder, and acknowledge His authority in all his ways of life.</text:p>
      <text:p text:style-name="Standard"><text:soft-page-break/></text:p>
      <text:p text:style-name="Standard">10 Therefore, recite the prayer of His Name – Azaana, morning and evening.</text:p>
      <text:p text:style-name="Standard"/>
      <text:p text:style-name="Standard">11 Everyone who accepts prayer for faithfulness to the Most High will be freed from the power of worldly concerns and the power of governments.</text:p>
      <text:p text:style-name="Standard"/>
      <text:p text:style-name="Standard">12 Let us serve God in our animal and angelic inclinations, for He is Forgiving and Merciful.</text:p>
      <text:p text:style-name="Standard"/>
      <text:p text:style-name="Standard">13 Be courageous in the way of God, and do not give in to anger, but give in to reason so that it may rule in your minds.</text:p>
      <text:p text:style-name="Standard"/>
      <text:p text:style-name="Standard">14 The excess of everyone's anger should be tempered, keeping anger and temptations in their proper places.</text:p>
      <text:p text:style-name="Standard"/>
      <text:p text:style-name="Standard">15 Anger should not rule the life of the head of the family; justice and harmony should prevail in the family, and husband and wife should work for the good of the whole family, forgiving each other and seeing the faults in each other during times of disagreement.</text:p>
      <text:p text:style-name="Standard"/>
      <text:p text:style-name="Standard">16 True courage consists in opposing lies and evil, not in silently enduring hardship, suffering, and oppression.</text:p>
      <text:p text:style-name="Standard"/>
      <text:p text:style-name="Standard">17 My friend, how would you answer the question: Who is powerful? Is not true strength and courage found in controlling one's own desires rather than directing the steps of one's neighbors?</text:p>
      <text:p text:style-name="Standard"/>
      <text:p text:style-name="Standard">18 Do you not think that everyone who controls their anger is like a warrior of the soul who conquers the city of patience, gentleness, and moderation? The valor of a warrior of the spirit in his courage is greater than the valor of a warrior.</text:p>
      <text:p text:style-name="Standard"/>
      <text:p text:style-name="Standard"><text:soft-page-break/>19 In relation to human life and its respect, human dignity, how would you behave, dear man? Human dignity is his treasure, so whoever interferes and shames his neighbor in front of everyone shames himself and makes himself proud.</text:p>
      <text:p text:style-name="Standard"/>
      <text:p text:style-name="Standard">20 Do not shed the blood of life on the path of the Lord - that is, do not diminish the dignity of any man or woman.</text:p>
      <text:p text:style-name="Standard"/>
      <text:p text:style-name="Standard">21 Every man should always be gentle as a rose and brave as a lion, tough and resilient as an oak tree towards his friend, family, and neighbor.</text:p>
      <text:p text:style-name="Standard"/>
      <text:p text:style-name="Standard">22 On the path of life, every person should learn perfection from small friends, modesty from cats, reciprocity and sociability from dogs, and from ants the avoidance of theft, for their deeds testify to their wisdom.</text:p>
      <text:p text:style-name="Standard"/>
      <text:p text:style-name="Standard">23 Truly, Father Book – Abba Ktava – is the truth, is the Seal of the Living God. So let us be brave, even if enemies stand in our way, let us not be afraid.</text:p>
      <text:p text:style-name="Standard"/>
      <text:p text:style-name="Standard">24 O kind man, how will you answer the question of who is truly strong? It is he who overcomes his evil inclinations. For strength is not measured by violence, but by the control of evil animalistic inclinations.</text:p>
      <text:p text:style-name="Standard"/>
      <text:p text:style-name="Standard">25 Do not say in the presence of your soul, I will put off my affairs until later. It is better to proceed gradually with patience than to convince yourself and put everything off until later.</text:p>
      <text:p text:style-name="Standard"/>
      <text:p text:style-name="Standard">26 Patience and learning go hand in hand. If you understand little, know that you are close to understanding everything, but if you think you understand a lot, in reality, knowledge is far from you.</text:p>
      <text:p text:style-name="Standard"/>
      <text:p text:style-name="Standard">27 All wise men and prophets climbed the path of perseverance and patience until they reached the lamp of the Most High, warming themselves in His Sun, while those who walk impatiently are like those walking on roads above a ravine.</text:p>
      <text:p text:style-name="Standard"/>
      <text:p text:style-name="Standard"><text:soft-page-break/>28 So too, on this path below the ravine, in the turmoil of the muddy river, doubts and resentment flow, and sadness and pain befall the traveler of impatience. But happiness and comfort touch the one who perseveres in patience, his sadness and pain will pass, he will warm himself in the arms of the Almighty.</text:p>
      <text:p text:style-name="Standard"/>
      <text:p text:style-name="Standard">29 Do not rejoice or grieve too much, for everything comes from the Lord, the song of joy and sorrow comes from Him. The faithful servant is patient on the path of his destiny, he ties his pearls of goodness in a purse, he is steadfast in his journey of worshiping the One.</text:p>
      <text:p text:style-name="Standard"/>
      <text:p text:style-name="Standard">30 Every wise person will find happiness in patience and obedience to the Lord's commandments, refraining from impatience, extremes, and disobedience.</text:p>
      <text:p text:style-name="Standard"/>
      <text:p text:style-name="Standard">31 Respect for man, bestowing upon one another lessons of harmony and friendship, along with patience, are among the greatest virtues. This means that the soul refrains from a lack of understanding toward its neighbor, refrains from a lack of kindness, and refrains from a lack of self-control.</text:p>
      <text:p text:style-name="Standard"/>
      <text:p text:style-name="Standard">32 Proclaim that this is the Divine Book, and there is no doubt about its truths. This is the spread heaven of the Unity of the Lord. Proclaim that it is the Temple of the heart, the Most Holy Source of knowledge. Proclaim that it is the Tree of Life, divine revelation, the Revealed Word, the Light of knowledge at the end of days.</text:p>
      <text:p text:style-name="Standard"/>
      <text:p text:style-name="Standard">33 So let them know that if they believe in the signs from the Lord, they shall say,“Amen.”</text:p>
      <text:p text:style-name="Standard"/>
      <text:p text:style-name="Standard"/>
      <text:p text:style-name="Standard"/>
      <text:p text:style-name="Standard"/>
      <text:p text:style-name="Standard"/>
      <text:p text:style-name="Standard"/>
      <text:p text:style-name="Standard"/>
      <text:p text:style-name="Standard"/>
      <text:p text:style-name="Standard"><text:soft-page-break/>GEMS</text:p>
      <text:p text:style-name="Standard">Jawahir – Part 6</text:p>
      <text:p text:style-name="Standard">Collection of Proverbs</text:p>
      <text:p text:style-name="Standard">1 Give Him glory, all the earth and the heavens. He testifies that there is no other God but Him. He is the Only One, exalted above the understanding of all things. He is incomprehensible in His essence, accessible only to the prophets in Miidam, exalting His Oneness. He is not like a woman or a man, no one is equal to Him. Give Him glory, nations of the world, and worship only Him. Bear witness to His Forgiveness and Mercy, all the earth. Worship His Majesty, Power, and wonderful Glory. May you steadfastly hold on to the hem of my garment, for these are the signs of His Revelation.</text:p>
      <text:p text:style-name="Standard">2 Every human being has been made a spark of holiness, so women and men are equal, though they exist in the depths of the impure veils of this world. They are holy to God as long as they do righteousness; they are chosen vessels. Be friends to your neighbor and to the stranger; do not extinguish anyone with unnecessary judgment.</text:p>
      <text:p text:style-name="Standard">3 A stranger at your doorstep, do not ask where he came from, dry his cloak when he travels in the rain.</text:p>
      <text:p text:style-name="Standard"/>
      <text:p text:style-name="Standard">4 Break your bread with the poor, for hunger knows no bounds, help the oppressed on your path to knowing the One.</text:p>
      <text:p text:style-name="Standard"/>
      <text:p text:style-name="Standard">5 Let the sick blame themselves for their sins, for they are not to blame in this world; their condition is a teacher of patience for many.</text:p>
      <text:p text:style-name="Standard"/>
      <text:p text:style-name="Standard">6 Do not test your neighbor to see if he deserves punishment, for harm does not bear fruit in punishment.</text:p>
      <text:p text:style-name="Standard"/>
      <text:p text:style-name="Standard">7 Do not humiliate the weak on your path, for pride and arrogance precede your downfall, you imprison your soul in the shackles of your selfishness.</text:p>
      <text:p text:style-name="Standard"/>
      <text:p text:style-name="Standard">8 Justice without mercy is like a sword aimed at the innocent.</text:p>
      <text:p text:style-name="Standard"/>
      <text:p text:style-name="Standard"><text:soft-page-break/>9 Children without parents, widows, and the lonely do not need the pity of passersby and the faithful, but open doors and words of encouragement.</text:p>
      <text:p text:style-name="Standard"/>
      <text:p text:style-name="Standard">10 Listen to people's pain and sympathize, listen with your heart, and speak less if necessary, for the language of the heart needs no interpreter, but the giving of friendship in friendship.</text:p>
      <text:p text:style-name="Standard"/>
      <text:p text:style-name="Standard">11 When someone lacks strength, support them with a friendly arm, smoothing their path with love, without rushing them.</text:p>
      <text:p text:style-name="Standard"/>
      <text:p text:style-name="Standard">12 Begin the prayer of your heart by feeding the needy, dressing the wounds of the injured, and comforting the suffering.</text:p>
      <text:p text:style-name="Standard"/>
      <text:p text:style-name="Standard">13 Let those who thirst for the water of the Almighty walk the path of healing, seeking forgiveness only in Him.</text:p>
      <text:p text:style-name="Standard"/>
      <text:p text:style-name="Standard">14 Shar d-Ruh is the home of the community, the source of unity for all believers. Everyone has the right to take the first sip, to draw water from the fountain of life and share it with their neighbors.</text:p>
      <text:p text:style-name="Standard"/>
      <text:p text:style-name="Standard">15 May ʿAbdayyā d-Qahal protect the wounded, may he restrain his own pride for the good of his neighbors.</text:p>
      <text:p text:style-name="Standard"/>
      <text:p text:style-name="Standard">16 In the congregation and outside it, call people by name, with respect, do not bring them to repentance confessed in the presence of all.</text:p>
      <text:p text:style-name="Standard"/>
      <text:p text:style-name="Standard"/>
      <text:p text:style-name="Standard">17 Let the derekh YHWH be a string on a lute, not a cord around the necks of believers.</text:p>
      <text:p text:style-name="Standard"/>
      <text:p text:style-name="Standard">18 Avoid the language of division, build bridges of reconciliation and mutual friendship, not restrictions.</text:p>
      <text:p text:style-name="Standard"><text:soft-page-break/></text:p>
      <text:p text:style-name="Standard">19 Celebrate in friendship with all your neighbors; leave no room for hostility, contempt, or quarrels.</text:p>
      <text:p text:style-name="Standard"/>
      <text:p text:style-name="Standard">20 Give respect to the elderly; offer them a chair to ease their fatigue. Let no one be superfluous, neither sick nor healthy, for we are all children of the One.</text:p>
      <text:p text:style-name="Standard"/>
      <text:p text:style-name="Standard">21 Let children be like stars to their parents, and parents like the Sun of Truth to their children.</text:p>
      <text:p text:style-name="Standard"/>
      <text:p text:style-name="Standard">22 Punishment without return, including the punishment of death for the innocent, is deceptive anger. Seek repair, not retaliation.</text:p>
      <text:p text:style-name="Standard"/>
      <text:p text:style-name="Standard">23 Before you condemn, open the window of your heart, consider whether there is peace in your lungs?</text:p>
      <text:p text:style-name="Standard"/>
      <text:p text:style-name="Standard">24 Let this world remain in diversity, no one needs one to exalt themselves above their neighbor, let everyone lead themselves to Unity in the exaltation of the Lord from Ancient Days.</text:p>
      <text:p text:style-name="Standard"/>
      <text:p text:style-name="Standard">25 God's mercy and forgiveness are the greatest law of men and God, tipping the scales toward balance of body, spirit, and soul.</text:p>
      <text:p text:style-name="Standard"/>
      <text:p text:style-name="Standard">26 Discipline toward children has its limits; it cannot restrict compassion toward them or consolation after a light punishment.</text:p>
      <text:p text:style-name="Standard"/>
      <text:p text:style-name="Standard">27 Hatred, distrust, and contempt are mold for the Qahal—purify them with friendship, truth, and closeness.</text:p>
      <text:p text:style-name="Standard"/>
      <text:p text:style-name="Standard">28 Let respect and dignity toward every person flourish; it is not a reward, but the air of life; share it with everyone fairly.</text:p>
      <text:p text:style-name="Standard"><text:soft-page-break/></text:p>
      <text:p text:style-name="Standard">29 Teach children with words of kindness and friendship, let them, taught in mercy towards their neighbors, blossom like roses, like ripe apple blossoms, let them break the bonds of hatred, hostility, and strife.</text:p>
      <text:p text:style-name="Standard"/>
      <text:p text:style-name="Standard">30 May Shar d-Ruh blossom like a rose from a bud, may the least, the rejected, and the suffering find a home in each petal.</text:p>
      <text:p text:style-name="Standard"/>
      <text:p text:style-name="Standard">31 Open yourselves like a rose to the radiance of the Most High. Shine in the command of His Power, in gratitude for kindness to your neighbors and friendship toward every human being.</text:p>
      <text:p text:style-name="Standard"/>
      <text:p text:style-name="Standard">32 He, the Majestic One, is the Light in the kingdom of heaven and earth, and in the world of Miidam, between them.</text:p>
      <text:p text:style-name="Standard"/>
      <text:p text:style-name="Standard">33 He is the Most High, the God who enlightens your hearts, strengthening your steps so that you may not walk in darkness, but in the light of his radiance.</text:p>
      <text:p text:style-name="Standard">Amen</text:p>
      <text:p text:style-name="Standard"/>
      <text:p text:style-name="Standard"/>
      <text:p text:style-name="Standard">JAWAHIR</text:p>
      <text:p text:style-name="Standard">Gems</text:p>
      <text:p text:style-name="Standard">Part 7</text:p>
      <text:p text:style-name="Standard">1 O Lord my God, in the crown of thy tree thou art the Most Glorious, the Primordial Point. Among the branches of this tree of knowledge grow fruits that bow down before His Mysterious Name. O my Friend and Savior, let us not deny thee praise and exaltation.</text:p>
      <text:p text:style-name="Standard">And what will you say, dear man, about the blindness of the heart? What teaching will you share with us?</text:p>
      <text:p text:style-name="Standard"/>
      <text:p text:style-name="Standard"><text:soft-page-break/>3 Most people see with the eyes of nature, people and their works, but they do not see the vision of adoration for the One God, the Most Beloved. Take the vision of the heart to become acquainted with your Beloved and recognize His Glory.</text:p>
      <text:p text:style-name="Standard"/>
      <text:p text:style-name="Standard">4 Is it difficult for you to recognize the Point of Revelation in the Mother Book - the collection of Scriptures?</text:p>
      <text:p text:style-name="Standard"/>
      <text:p text:style-name="Standard">5 There is no doubt that the nations will await, through me, the coming of the Promised Messiah, who will reveal the Breath of the Most High. Likewise, you too should await the manifestation of Ultimate Knowledge after me, by the Will of God.</text:p>
      <text:p text:style-name="Standard"/>
      <text:p text:style-name="Standard">6 In vain do Christians await the second coming of Jesus, in vain do Muslims await the return of the Mahdi? Both have died and will never return. It is not the wisdom of those proud in their knowledge, but the humility of my soul that brings this spark of knowledge.</text:p>
      <text:p text:style-name="Standard"/>
      <text:p text:style-name="Standard">7 Humility, not mockery of me, is the root of all understanding; whoever humbles himself before God will know the limits of His knowledge.</text:p>
      <text:p text:style-name="Standard"/>
      <text:p text:style-name="Standard">8 Humility is the stairway of piety to heaven. Punishment also leads to fear of sin, it does not develop pride and holiness.</text:p>
      <text:p text:style-name="Standard"/>
      <text:p text:style-name="Standard">9 Is not blindness of the heart a lack of humility, and a joining with pride on the path to God?</text:p>
      <text:p text:style-name="Standard"/>
      <text:p text:style-name="Standard">10 Do not look at the greatness of My deeds or My mistakes, but look to God. And when you remember God, let your heart tremble before Him, be humble, and confess only your sins to Him.</text:p>
      <text:p text:style-name="Standard"/>
      <text:p text:style-name="Standard">11 See that God dwells in our community, in hearts united by love, He has taken up residence. See that faithfulness to the community is a reflection of the Shekinah in ourselves and dwelling among Her in Unity with God. Only a faithful person becomes complete among those close to him in the community, serving God and people with love for them.</text:p>
      <text:p text:style-name="Standard"><text:soft-page-break/></text:p>
      <text:p text:style-name="Standard">12 The Lord replied, be my disciple—love peace, strive for peace, love people, and draw them to the Mother Book.</text:p>
      <text:p text:style-name="Standard"/>
      <text:p text:style-name="Standard">13 And the earth to this day is stained with innocent blood, war follows war, tyranny and violence spread across the earth like wildfire. But true seekers of truth and love of God desire union with the Beloved, their eyes and hearts are open to know the Original Point in all its fullness.</text:p>
      <text:p text:style-name="Standard"/>
      <text:p text:style-name="Standard">14 And how, dear man, are you to understand the path of repentance? Repentance is the casting off of the burden of guilt before the Perfect God, the All -Merciful. Repentance is not punishment, but the return of the soul to its Source, the union with the Beloved.</text:p>
      <text:p text:style-name="Standard"/>
      <text:p text:style-name="Standard">15 You should recognize in God not an enemy but a Friend on your path of repentance, the only deliverer from sins, who has gifted you with Unity in obedience to Him and in His unceasing love.</text:p>
      <text:p text:style-name="Standard"/>
      <text:p text:style-name="Standard"/>
      <text:p text:style-name="Standard">16May the Name of the One God be glorified among all nations, for He is the Star shining with the brightness of a thousand Suns.</text:p>
      <text:p text:style-name="Standard"/>
      <text:p text:style-name="Standard">17 O Say, Let us reflect the brightness of this Star, for the Creator of the ends of the earth is the Only Life-giving source of Salvation.</text:p>
      <text:p text:style-name="Standard"/>
      <text:p text:style-name="Standard">Amen.</text:p>
      <text:p text:style-name="Standard"/>
      <text:p text:style-name="Standard"/>
      <text:p text:style-name="Standard"/>
      <text:p text:style-name="Standard"/>
      <text:p text:style-name="Standard"/>
      <text:p text:style-name="Standard"><text:soft-page-break/></text:p>
      <text:p text:style-name="Standard">JAWAHIR</text:p>
      <text:p text:style-name="Standard">Gems</text:p>
      <text:p text:style-name="Standard">Part 8</text:p>
      <text:p text:style-name="Standard"/>
      <text:p text:style-name="Standard">Leet bar mineh</text:p>
      <text:p text:style-name="Standard">1 Leet bar mineh – Truly, there is no One but God, the Undivided, Lord of Judgment Day, Resurrector of the dead.</text:p>
      <text:p text:style-name="Standard"/>
      <text:p text:style-name="Standard">2 What fruits have their deeds brought to the clergy? They are not even worthy of being mentioned before God under the name of dust – which in itself is only a speck of the universe? If they slander me, they push themselves into idolatry, for no one can command the torch of My knowledge. I praise only the Lord, He is the Fire that gives light to my torch, He is the pure tree of all worlds. I now reveal the Holy Scriptures through these verses to satisfy the Most Merciful Lord, to renew the faith of Abraham. And the Lord commanded me to proclaim peace among all the nations of the earth until the day when the Anointed One, who unites us all, is revealed. The Lord commands that all souls of the whole earth be brought to justice, so who can slander me while remaining on earth, not believing in God and His signs? Behold, these divine Scriptures are Holy, they are a sign and a seal for you, add nothing to them and take nothing away from them. And it is not permissible to hold a grudge against your neighbor, but rather, apologize to your neighbor, and the Lord will forgive you in silence.</text:p>
      <text:p text:style-name="Standard"/>
      <text:p text:style-name="Standard">3 Bring all the hosts of men under the shadow of His Majesty, let every tongue praise the Lord, the Lawgiver, the Unchanging, the King of Kings. Let not even a speck of oppression and sorrow touch those who belong to the Mother of the Book, even during the conquest of the earth with the pure word of heaven. Use no violence or compulsion, but use the ambushes of the spirit to bring all people under the One canopy of the All-Merciful. This command applies to those who do not belong to the Mother of the Book, and does not apply to the Nurani themselves—except when the Anointed One appears, all will become manifest.</text:p>
      <text:p text:style-name="Standard"/>
      <text:p text:style-name="Standard">4 Verily, He is Mighty over all things, Rich in forgiveness. Verily, Lord Yah is the best of the Lords of forgiveness, He is the highest, the most exalted, He is the Lord most inaccessible. He is not powerless against the doubters, nor severe against the unrepentant, He is the <text:soft-page-break/>Lawgiver and Judge of us all. Neither in the heavens nor on earth is there anything like Him, nothing is equal to Him.</text:p>
      <text:p text:style-name="Standard"/>
      <text:p text:style-name="Standard">5 O come, let me explain to you the principle of every faith in God - O hear, O peoples of the world, the Lord is one . Anyone who has come to know the knowledge of the Most High - Yadata Elya - cannot turn back to darkness.</text:p>
      <text:p text:style-name="Standard"/>
      <text:p text:style-name="Standard">6 Knowledge is the gateway to God, come and recognize the signs of God, do not be among the stubborn people . For a hardened heart – Libba d-Kefa <text:s/>is like a precious stone that does not reflect His power. O Lord, remove our evil inclinations, purify our path, remove our animalistic hearts from our bodies. O our Lord, remove our animal nature forever, let no one sin against You, Most High, or against their neighbors. When this happens, death will be swallowed up forever, and the world will be perfected in the earthly kingdom of our Father. Lord, create a world free from suffering, injustice, and evil. O spirit of God's generosity, shade us, fill our hearts with Your wisdom.</text:p>
      <text:p text:style-name="Standard"/>
      <text:p text:style-name="Standard">7 Perfect yourselves in the softness of your hearts, capable of generous almsgiving <text:s/>for the forgiveness of our sins, to help our poor neighbors. You will pour out the waters of healing upon yourselves, and you will receive forgiveness from the Lord, and you will become pure .</text:p>
      <text:p text:style-name="Standard"/>
      <text:p text:style-name="Standard"/>
      <text:p text:style-name="Standard">8 The Ray of Unity touches the hearts of all who have opened the eye of knowledge – Basiruta. Truly, the highest Primordial Point is the divine source of knowledge – Mavua Elah d- basiruta of all that exists, for He created all that is living and dead on earth. Let every man open his mind</text:p>
      <text:p text:style-name="Standard"/>
      <text:p text:style-name="Standard"/>
      <text:p text:style-name="Standard">to the rays of knowledge - qarnin d- yadata and not reject the signs of the Lord Almighty .</text:p>
      <text:p text:style-name="Standard"/>
      <text:p text:style-name="Standard">9 The eye of knowledge is the consideration of divine matters in their entirety, in a figurative and hidden way. The eye is the spark of knowledge in man, just as the Sun is the star of the universe, so the soul is the spark of harmony with the Most High Lord.</text:p>
      <text:p text:style-name="Standard"/>
      <text:p text:style-name="Standard"><text:soft-page-break/>10 Throughout the ages, various prophets have proclaimed the divine song, bringing diverse messages to the world, so that we may remember that in the unity of His teachings He is One Indivisible, the Lord who does not take human flesh as His dwelling place. Recognize the spark of knowledge of God—nurta d-yadata Elah —in every revelation that has come down to the worlds of God before this great revelation. For the spark of knowledge shines through all the hearts of God's prophets, like the rays of the Sun reflecting their brilliance in a mirror. Therefore, whoever truly believes in the signs of God recognizes all of God's revelations as equal, for they all come from the same Primal Point - Nuqta Qadmaya. Let man beware not to destroy this understanding within himself through pride, for pride - gawta extinguishes the rays of knowledge, and humility is a mirror - makika hi maarata - in which the Most High God looks at himself. Come then, light the Nura d-Raza - the lamp of mysteries <text:s/>in vessels full of oil, to reflect all the divine virtues, removing animal inclinations from within. O say, God <text:s/>- let it be done! May the ocean of your knowledge fill the whole earth.</text:p>
      <text:p text:style-name="Standard"/>
      <text:p text:style-name="Standard">11 Come, then, eat freely of the milk and honey, receive revelation to your heart's content, doing so in humility and fullness of knowledge .</text:p>
      <text:p text:style-name="Standard">Amen.</text:p>
      <text:p text:style-name="Standard"/>
      <text:p text:style-name="Standard"/>
      <text:p text:style-name="Standard">JAWAHIR</text:p>
      <text:p text:style-name="Standard">Gems</text:p>
      <text:p text:style-name="Standard">Part 8</text:p>
      <text:p text:style-name="Standard"/>
      <text:p text:style-name="Standard">The Lord of guidance</text:p>
      <text:p text:style-name="Standard">1 To the Lord of guidance,</text:p>
      <text:p text:style-name="Standard">to the Lord of the Ancient Days, the One,</text:p>
      <text:p text:style-name="Standard">to the Lord, the Comforter and King,</text:p>
      <text:p text:style-name="Standard">2 Every commandment issued by the Merciful One is an indication of His wisdom.</text:p>
      <text:p text:style-name="Standard">Not a single command is given in passing and without purpose . Truly, there is no ruthlessness in God's law, but equality,</text:p>
      <text:p text:style-name="Standard">for God does not give commands that would lead to misery for the sake of affliction itself .</text:p>
      <text:p text:style-name="Standard"><text:soft-page-break/>3 God's commands are like the rays of the rising Sun, which flow from the four worlds to illuminate the World of the body - Alam d-Gushma. Every act of righteousness is the radiance of Amud descending and returning to the Original Point - Nuqta Qadmaya, sprinkling the earth with all blessings.</text:p>
      <text:p text:style-name="Standard">4 In any age, God reveals decrees appropriate to the needs of humanity. There is no difference between the old and the new law,</text:p>
      <text:p text:style-name="Standard">for each was appropriate for its time.</text:p>
      <text:p text:style-name="Standard">5 The diversity of the law is like the development of colors in a crystal, which are born from the same sun of Truth. But the law of love for one's neighbor and the Oneness of God is eternal and unchanging, like God Himself.</text:p>
      <text:p text:style-name="Standard">6 It is not fitting for man to judge God's commands with his limited understanding .</text:p>
      <text:p text:style-name="Standard">7 It is not in our power to explain the safety of the wicked who will perish in the fire of the earth, nor even the sufferings of the righteous who will be comforted.</text:p>
      <text:p text:style-name="Standard">8 Do not ask about mysteries that cannot be understood by the human mind or even by the Witness of Revelation.</text:p>
      <text:p text:style-name="Standard">9 Every law of the heart - Orha d-Libba is a letter from God to humanity, while each of its letters - atavan carries a specific radiant insight.</text:p>
      <text:p text:style-name="Standard">10 And when a person serves out of love for God - avuta, he becomes an instrument of His will on earth .</text:p>
      <text:p text:style-name="Standard">11 In the four radiant worlds of God – Arba Almin d-Zivu Elah, every fulfillment of the law is a movement of Glory – Shevha, which returns to its source in God – Mekora d-Elah, destroying evil itself in Unity with Him and restoring order to the world.</text:p>
      <text:p text:style-name="Standard">12 Those who reject Orha d-Libba cut themselves off from the source of life . They stray from the path of Praise and walk into the abyss of delusion.</text:p>
      <text:p text:style-name="Standard">13 Every nation has been promised to take the cup of unity and drink the sweetness of peace when the Anointed King of Peace is revealed. Only the righteous live by their righteousness, not by faith in the stories of the Holy Books; faith alone does not save, but good deeds do.</text:p>
      <text:p text:style-name="Standard">14 Truly, the One God is our wealth. God's compassion, not severity, embraces those who seek Him, even if they have not yet fully known His Majesty .</text:p>
      <text:p text:style-name="Standard">15 Every ordinance is therefore a manifestation of His fatherly tenderness, and every principle of wisdom is a model of His grace .</text:p>
      <text:p text:style-name="Standard">16 O our Lord, tell us what is good in this life and in the life when the Anointed King of Peace will be revealed. Truly, we turn to you today in repentance.</text:p>
      <text:p text:style-name="Standard"><text:soft-page-break/>17 O our Lord, you are the one who embraces all things with your embrace of forgiveness.</text:p>
      <text:p text:style-name="Standard">Forgive our sins, our King, Lord of all worlds. You are free in Your Majesty from all physicality, all boundaries, free from place, completely independent in Your existence.</text:p>
      <text:p text:style-name="Standard">18 O our Lord, you are the One who is Absolutely Invisible, in the Throne of your Point you become the Lord Middam, in the circle of your angels you become the Only Praised One. You are the arranger and organizer, dwelling in the light of morning and in the darkness of night, aware of all four realms of the union of souls. You do not share salvation with people, you are the Only Giver of Salvation. O My God, You are absolutely pure, a close friend, an everlasting lover, self-sufficient and eternal.</text:p>
      <text:p text:style-name="Standard">Amen.</text:p>
      <text:p text:style-name="Standard"/>
      <text:p text:style-name="Standard"/>
      <text:p text:style-name="Standard">Devote, O my God, this entire Tree of Unity </text:p>
      <text:p text:style-name="Standard">1 Devote, O my God, this entire Tree of Unity of the Scriptures solely to Your Name, that it may bear branches, leaves, and shining fruits.</text:p>
      <text:p text:style-name="Standard">2 Verily, God knows all that was and all that will be, and nothing can be hidden from His Eye .</text:p>
      <text:p text:style-name="Standard">3 After the Eternal Savior, He knows what is hidden and what is revealed. His knowledge is not like the knowledge of created things, for the Lord is known not through the senses, but through the Witness of Revelation and the prophets. There is nothing He does not know, He is the Penetrating Spirit. His ways are not our ways, He leads as He wills, whether by a steep or a straight path, everything is according to His divine plan. Everything is precious to Him, every creature and every human being has a place in His memory.</text:p>
      <text:p text:style-name="Standard">4 Our Lord is the Best Advisor, and His deeds in heaven and on earth are clear wisdom, for what He decides becomes manifest. And whoever asks and follows His advice will not suffer any defeat. Furthermore, remember what has already been announced, that the Lord is Unchanging, and His thoughts endure forever, like counsel that lasts from generation to generation .</text:p>
      <text:p text:style-name="Standard">5 The Lord disappeared at the point of His existence – Nuqta d-qyumeh nafshah, He expanded to disappear, He spread His cloak and contracted, and thus the heavens and the earth were created, and all living things appeared .</text:p>
      <text:p text:style-name="Standard">6 From His Crown – Kellilah , worlds descend, and insight returns to His Crown of Knowledge – Daat.</text:p>
      <text:p text:style-name="Standard">7 All people obtain a part of the Crown of Knowledge through prophets and these holy books.</text:p>
      <text:p text:style-name="Standard"><text:soft-page-break/>8 Each revealed book is a mirror of the four worlds from the Crown through the world of insight, they all reflect a part of His wisdom, and the Mother Book is the Name of God in the form of letters.</text:p>
      <text:p text:style-name="Standard">9 No one should think that the Primordial Point—Nuqta Qadmaya—is revealed only once, for His Knowledge is eternally alive and constantly speaks, also through These Scriptures .</text:p>
      <text:p text:style-name="Standard">10 Knowledge without end – Yedta d-let lah sufa is like the sea, from which each revelation is a wave, but the sea of truth – Yamm d-sharrara remains inexhaustible in the Mother Book.</text:p>
      <text:p text:style-name="Standard">11 Man knows as much as he can bear, because the capacity of the heart – Rahbuta d-libba has its limits, but the heart of God, the heavenly Presence, has no limits.</text:p>
      <text:p text:style-name="Standard">12 In Shekinah - God's love expands the hearts - Hube d-Elah marhib libbin of those who seek Him with love and are faithful to Him . It is an eternal truth that knowledge of the Presence is connected by a chain of love, for without love, insight does not expand.</text:p>
      <text:p text:style-name="Standard">13 Let every man seek knowledge of the Presence through love, for love through full insight .</text:p>
      <text:p text:style-name="Standard">14 O You are truly the Most Glorious God, the Savior of us all. The All-Glorious Lord of hosts, praised by all nations, most sublime in His Majesty. He is truly Self-Sufficient, the All-Powerful Lord of care and protection.</text:p>
      <text:p text:style-name="Standard">Ame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9</meta:editing-cycles>
    <meta:creation-date>2013-12-23T23:15:00</meta:creation-date>
    <dc:date>2026-02-11T13:30:00.39</dc:date>
    <meta:editing-duration>PT11M48S</meta:editing-duration>
    <meta:generator>OpenOffice/4.1.15$Win32 OpenOffice.org_project/4115m2$Build-9813</meta:generator>
    <dc:creator>Pawel Szul</dc:creator>
    <meta:document-statistic meta:table-count="0" meta:image-count="0" meta:object-count="0" meta:page-count="21" meta:paragraph-count="201" meta:word-count="6134" meta:character-count="332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